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bd9" officeooo:paragraph-rsid="000dbbd9"/>
    </style:style>
    <style:style style:name="T1" style:family="text">
      <style:text-properties officeooo:rsid="000ee8bd"/>
    </style:style>
    <style:style style:name="T2" style:family="text">
      <style:text-properties officeooo:rsid="000f3a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SOME CHANGE <text:span text:style-name="T1">HERW For know to <text:s/>diff </text:span><text:span text:style-name="T2">adding login system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8:23:09.468317907</meta:creation-date>
    <dc:date>2022-02-16T10:48:37.538209310</dc:date>
    <meta:editing-duration>PT3M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0" meta:character-count="55" meta:non-whitespace-character-count="44"/>
  </office:meta>
</office:document-meta>
</file>